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7055983" calcext:value-type="float">
            <text:p>0.17055983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6030659" calcext:value-type="float">
            <text:p>0.286030659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0667379" calcext:value-type="float">
            <text:p>0.250667379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9097841" calcext:value-type="float">
            <text:p>0.179097841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8434445" calcext:value-type="float">
            <text:p>0.1784344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184409285" calcext:value-type="float">
            <text:p>0.18440928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314299754" calcext:value-type="float">
            <text:p>0.31429975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239869535" calcext:value-type="float">
            <text:p>0.23986953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189373422" calcext:value-type="float">
            <text:p>0.18937342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190750588" calcext:value-type="float">
            <text:p>0.19075058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8456963" calcext:value-type="float">
            <text:p>0.18456963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7493021" calcext:value-type="float">
            <text:p>0.33749302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262213207" calcext:value-type="float">
            <text:p>0.262213207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04315791" calcext:value-type="float">
            <text:p>0.20431579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98976618" calcext:value-type="float">
            <text:p>0.1989766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195007684" calcext:value-type="float">
            <text:p>0.19500768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349481465" calcext:value-type="float">
            <text:p>0.34948146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83803821" calcext:value-type="float">
            <text:p>0.28380382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13403798" calcext:value-type="float">
            <text:p>0.21340379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24481542" calcext:value-type="float">
            <text:p>0.22448154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09024229" calcext:value-type="float">
            <text:p>0.209024229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6726387" calcext:value-type="float">
            <text:p>0.346726387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4416594" calcext:value-type="float">
            <text:p>0.2844165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17878164" calcext:value-type="float">
            <text:p>0.2178781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30058504" calcext:value-type="float">
            <text:p>0.2300585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224460014" calcext:value-type="float">
            <text:p>0.22446001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358713853" calcext:value-type="float">
            <text:p>0.35871385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292479092" calcext:value-type="float">
            <text:p>0.29247909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229307684" calcext:value-type="float">
            <text:p>0.22930768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228059556" calcext:value-type="float">
            <text:p>0.22805955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27732316" calcext:value-type="float">
            <text:p>0.227732316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65913268" calcext:value-type="float">
            <text:p>0.3659132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6852142" calcext:value-type="float">
            <text:p>0.29685214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4156611" calcext:value-type="float">
            <text:p>0.241566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44051515" calcext:value-type="float">
            <text:p>0.2440515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240468658" calcext:value-type="float">
            <text:p>0.24046865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366282441" calcext:value-type="float">
            <text:p>0.36628244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313340928" calcext:value-type="float">
            <text:p>0.31334092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23460977" calcext:value-type="float">
            <text:p>0.2346097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251225596" calcext:value-type="float">
            <text:p>0.251225596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80473058" calcext:value-type="float">
            <text:p>0.28047305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410571782" calcext:value-type="float">
            <text:p>0.410571782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342593294" calcext:value-type="float">
            <text:p>0.3425932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71025915" calcext:value-type="float">
            <text:p>0.2710259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93283206" calcext:value-type="float">
            <text:p>0.2932832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32293374" calcext:value-type="float">
            <text:p>0.3229337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462614205" calcext:value-type="float">
            <text:p>0.46261420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395068818" calcext:value-type="float">
            <text:p>0.39506881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310235646" calcext:value-type="float">
            <text:p>0.31023564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344331893" calcext:value-type="float">
            <text:p>0.34433189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357643407" calcext:value-type="float">
            <text:p>0.357643407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78666369" calcext:value-type="float">
            <text:p>0.4786663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14253002" calcext:value-type="float">
            <text:p>0.414253002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322366416" calcext:value-type="float">
            <text:p>0.322366416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373080567" calcext:value-type="float">
            <text:p>0.3730805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376292459" calcext:value-type="float">
            <text:p>0.37629245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505447504" calcext:value-type="float">
            <text:p>0.50544750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429212835" calcext:value-type="float">
            <text:p>0.42921283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342035068" calcext:value-type="float">
            <text:p>0.34203506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389259812" calcext:value-type="float">
            <text:p>0.389259812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421880535" calcext:value-type="float">
            <text:p>0.4218805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535587915" calcext:value-type="float">
            <text:p>0.535587915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45448125" calcext:value-type="float">
            <text:p>0.45448125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371131279" calcext:value-type="float">
            <text:p>0.371131279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425675726" calcext:value-type="float">
            <text:p>0.42567572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.439170495" calcext:value-type="float">
            <text:p>0.43917049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.548089915" calcext:value-type="float">
            <text:p>0.5480899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.469570367" calcext:value-type="float">
            <text:p>0.46957036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.383627943" calcext:value-type="float">
            <text:p>0.38362794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.443511452" calcext:value-type="float">
            <text:p>0.443511452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445898114" calcext:value-type="float">
            <text:p>0.445898114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563774983" calcext:value-type="float">
            <text:p>0.563774983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475288773" calcext:value-type="float">
            <text:p>0.475288773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388650189" calcext:value-type="float">
            <text:p>0.38865018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449755951" calcext:value-type="float">
            <text:p>0.449755951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464876688" calcext:value-type="float">
            <text:p>0.464876688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567779477" calcext:value-type="float">
            <text:p>0.56777947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483107695" calcext:value-type="float">
            <text:p>0.48310769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397665318" calcext:value-type="float">
            <text:p>0.39766531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466062994" calcext:value-type="float">
            <text:p>0.46606299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471358333" calcext:value-type="float">
            <text:p>0.471358333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76584379" calcext:value-type="float">
            <text:p>0.576584379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48969604" calcext:value-type="float">
            <text:p>0.48969604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407486055" calcext:value-type="float">
            <text:p>0.407486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470561127" calcext:value-type="float">
            <text:p>0.470561127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.483257251" calcext:value-type="float">
            <text:p>0.48325725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.580178544" calcext:value-type="float">
            <text:p>0.58017854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.494313298" calcext:value-type="float">
            <text:p>0.49431329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.416247998" calcext:value-type="float">
            <text:p>0.41624799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.486682865" calcext:value-type="float">
            <text:p>0.48668286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Sheet1.A1:Sheet1.G9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IPAGothic" fo:language="en" fo:country="US" style:font-name-asian="IPAGothic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12:07:52.834965902</dc:date>
    <meta:editing-duration>PT6M8S</meta:editing-duration>
    <meta:editing-cycles>3</meta:editing-cycles>
    <meta:generator>LibreOffice/7.1.8.1$Linux_X86_64 LibreOffice_project/10$Build-1</meta:generator>
    <meta:document-statistic meta:table-count="1" meta:cell-count="637" meta:object-count="0"/>
  </office:meta>
</office:document-meta>
</file>